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200000160000028100000213AA74789A.svm" manifest:media-type=""/>
  <manifest:file-entry manifest:full-path="Pictures/2000002B000006200000021456A5FAA3.svm" manifest:media-type=""/>
  <manifest:file-entry manifest:full-path="Pictures/2000002B00000619000002149950BC4A.svm" manifest:media-type=""/>
  <manifest:file-entry manifest:full-path="Pictures/200000160000027200000214D508535C.svm" manifest:media-type=""/>
  <manifest:file-entry manifest:full-path="Pictures/20000016000002700000021445FBB008.svm" manifest:media-type=""/>
  <manifest:file-entry manifest:full-path="Pictures/200000160000026F000002143966519E.svm" manifest:media-type=""/>
  <manifest:file-entry manifest:full-path="Pictures/200000160000027200000214516411E5.svm" manifest:media-type=""/>
  <manifest:file-entry manifest:full-path="Pictures/200000160000027F000002144EDAB171.svm" manifest:media-type=""/>
  <manifest:file-entry manifest:full-path="Pictures/2000002B000006EA00000214C4AF2EA6.svm" manifest:media-type="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2c4e" officeooo:paragraph-rsid="000f9d96"/>
    </style:style>
    <style:style style:name="P2" style:family="paragraph" style:parent-style-name="Standard">
      <style:text-properties officeooo:rsid="0018fa44" officeooo:paragraph-rsid="000f9d96"/>
    </style:style>
    <style:style style:name="P3" style:family="paragraph" style:parent-style-name="Standard">
      <style:text-properties style:font-name="sans-serif" fo:font-size="12pt" officeooo:rsid="000511a6" officeooo:paragraph-rsid="000f9d96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f9d96" officeooo:paragraph-rsid="000f9d96" style:font-weight-asian="bold" style:font-weight-complex="bold"/>
    </style:style>
    <style:style style:name="P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T1" style:family="text">
      <style:text-properties officeooo:rsid="001c09de"/>
    </style:style>
    <style:style style:name="T2" style:family="text">
      <style:text-properties officeooo:rsid="00119d5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992in" fo:min-width="0.395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102in" fo:min-width="0.395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min-height="0.0992in" fo:min-width="0.394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eball autònom <text:span text:style-name="T2">4</text:span></text:p>
      <text:p text:style-name="P2"/>
      <text:p text:style-name="P2"/>
      <text:p text:style-name="P2"/>
      <text:p text:style-name="P2"><text:span text:style-name="T1">Indica la matriu per a calcular els corrents </text:span><text:span text:style-name="T1"><draw:frame draw:style-name="fr1" draw:name="Object9" text:anchor-type="as-char" svg:y="-0.1484in" svg:width="0.2118in" svg:height="0.209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</text:span><text:span text:style-name="T1"><draw:frame draw:style-name="fr1" draw:name="Object10" text:anchor-type="as-char" svg:y="-0.1484in" svg:width="0.2118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text:span text:style-name="T1"><draw:frame draw:style-name="fr1" draw:name="Object11" text:anchor-type="as-char" svg:y="-0.1484in" svg:width="0.2083in" svg:height="0.20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,</text:span><text:span text:style-name="T1"><draw:frame draw:style-name="fr1" draw:name="Object5" text:anchor-type="as-char" svg:y="-0.1484in" svg:width="0.2154in" svg:height="0.20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1">,</text:span><text:span text:style-name="T1"><draw:frame draw:style-name="fr1" draw:name="Object6" text:anchor-type="as-char" svg:y="-0.1484in" svg:width="0.2075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">,</text:span><text:span text:style-name="T1"><draw:frame draw:style-name="fr1" draw:name="Object20" text:anchor-type="as-char" svg:y="-0.1484in" svg:width="0.2071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"> <text:s/></text:span>.</text:p>
      <text:p text:style-name="P2"><draw:frame draw:style-name="fr1" draw:name="Object3" text:anchor-type="as-char" svg:y="-0.1484in" svg:width="0.6118in" svg:height="0.209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… <draw:frame draw:style-name="fr1" draw:name="Object4" text:anchor-type="as-char" svg:y="-0.1484in" svg:width="0.6189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/>
      <text:p text:style-name="P2"><draw:g text:anchor-type="paragraph" draw:z-index="8" draw:name="Shape1" draw:style-name="gr1"><draw:g draw:style-name="gr2"><draw:line draw:style-name="gr3" draw:text-style-name="P5" svg:x1="2.9433in" svg:y1="2.3031in" svg:x2="2.9433in" svg:y2="1.9094in"><text:p/></draw:line><draw:line draw:style-name="gr3" draw:text-style-name="P5" svg:x1="3.102in" svg:y1="2.2051in" svg:x2="3.102in" svg:y2="2.0083in"><text:p/></draw:line></draw:g><draw:line draw:style-name="gr3" draw:text-style-name="P5" svg:x1="1.2118in" svg:y1="2.1059in" svg:x2="1.6055in" svg:y2="2.1059in"><text:p/></draw:line><draw:custom-shape draw:style-name="gr4" draw:text-style-name="P5" svg:width="0.5921in" svg:height="0.198in" svg:x="1.6067in" svg:y="2.0252in"><text:p/><draw:enhanced-geometry svg:viewBox="0 0 21600 21600" draw:type="rectangle" draw:enhanced-path="M 0 0 L 21600 0 21600 21600 0 21600 0 0 Z N"/></draw:custom-shape><draw:line draw:style-name="gr3" draw:text-style-name="P5" svg:x1="2.2209in" svg:y1="2.0996in" svg:x2="2.9134in" svg:y2="2.098in"><text:p/></draw:line><draw:line draw:style-name="gr3" draw:text-style-name="P5" svg:x1="1.1815in" svg:y1="3.6728in" svg:x2="1.2024in" svg:y2="0.4028in"><text:p/></draw:line><draw:line draw:style-name="gr3" draw:text-style-name="P5" svg:x1="1.1972in" svg:y1="0.4055in" svg:x2="1.3941in" svg:y2="0.4055in"><text:p/></draw:line><draw:line draw:style-name="gr3" draw:text-style-name="P5" svg:x1="1.1815in" svg:y1="3.6728in" svg:x2="2.9299in" svg:y2="3.6728in"><text:p/></draw:line><draw:line draw:style-name="gr3" draw:text-style-name="P5" svg:x1="2.0083in" svg:y1="0.4059in" svg:x2="4.5425in" svg:y2="0.4055in"><text:p/></draw:line><draw:line draw:style-name="gr3" draw:text-style-name="P5" svg:x1="5.3028in" svg:y1="3.6728in" svg:x2="5.3028in" svg:y2="1.863in"><text:p/></draw:line><draw:custom-shape draw:style-name="gr5" draw:text-style-name="P5" svg:width="0.5925in" svg:height="0.198in" svg:x="4.5209in" svg:y="0.2933in"><text:p/><draw:enhanced-geometry svg:viewBox="0 0 21600 21600" draw:type="rectangle" draw:enhanced-path="M 0 0 L 21600 0 21600 21600 0 21600 0 0 Z N"/></draw:custom-shape><draw:custom-shape draw:style-name="gr6" draw:text-style-name="P5" svg:width="0.5933in" svg:height="0.198in" svg:x="1.3945in" svg:y="0.287in"><text:p/><draw:enhanced-geometry svg:viewBox="0 0 21600 21600" draw:type="rectangle" draw:enhanced-path="M 0 0 L 21600 0 21600 21600 0 21600 0 0 Z N"/></draw:custom-shape><draw:custom-shape draw:style-name="gr7" draw:text-style-name="P5" svg:width="0.5925in" svg:height="0.2012in" svg:x="2.9291in" svg:y="3.5543in"><text:p/><draw:enhanced-geometry svg:viewBox="0 0 21600 21600" draw:type="rectangle" draw:enhanced-path="M 0 0 L 21600 0 21600 21600 0 21600 0 0 Z N"/></draw:custom-shape><draw:custom-shape draw:style-name="gr5" draw:text-style-name="P5" svg:width="0.5925in" svg:height="0.198in" svg:x="4.5209in" svg:y="3.5618in"><text:p/><draw:enhanced-geometry svg:viewBox="0 0 21600 21600" draw:type="rectangle" draw:enhanced-path="M 0 0 L 21600 0 21600 21600 0 21600 0 0 Z N"/></draw:custom-shape><draw:line draw:style-name="gr3" draw:text-style-name="P5" svg:x1="5.0945in" svg:y1="0.4055in" svg:x2="5.2913in" svg:y2="0.4055in"><text:p/></draw:line><draw:line draw:style-name="gr3" draw:text-style-name="P5" svg:x1="5.0945in" svg:y1="3.6728in" svg:x2="5.2913in" svg:y2="3.6728in"><text:p/></draw:line><draw:line draw:style-name="gr3" draw:text-style-name="P5" svg:x1="5.1091in" svg:y1="1.6709in" svg:x2="5.5028in" svg:y2="1.6709in"><text:p/></draw:line><draw:line draw:style-name="gr3" draw:text-style-name="P5" svg:x1="5.2083in" svg:y1="1.8291in" svg:x2="5.4051in" svg:y2="1.8291in"><text:p/></draw:line><draw:line draw:style-name="gr3" draw:text-style-name="P5" svg:x1="5.2909in" svg:y1="1.6661in" svg:x2="5.2909in" svg:y2="0.4063in"><text:p/></draw:line><draw:line draw:style-name="gr3" draw:text-style-name="P5" svg:x1="3.5236in" svg:y1="3.6709in" svg:x2="4.5409in" svg:y2="3.6728in"><text:p/></draw:line><draw:line draw:style-name="gr3" draw:text-style-name="P5" svg:x1="3.9976in" svg:y1="1.1508in" svg:x2="3.9929in" svg:y2="0.4063in"><text:p/></draw:line><draw:line draw:style-name="gr3" draw:text-style-name="P5" svg:x1="3.811in" svg:y1="1.1594in" svg:x2="4.2047in" svg:y2="1.1594in"><text:p/></draw:line><draw:line draw:style-name="gr3" draw:text-style-name="P5" svg:x1="3.9083in" svg:y1="1.3177in" svg:x2="4.1051in" svg:y2="1.3177in"><text:p/></draw:line><draw:line draw:style-name="gr3" draw:text-style-name="P5" svg:x1="3.9764in" svg:y1="3.6728in" svg:x2="3.9972in" svg:y2="1.3083in"><text:p/></draw:line><draw:frame draw:style-name="gr8" draw:text-style-name="P6" svg:width="0.7043in" svg:height="0.2134in" svg:x="2.6992in" svg:y="1.5819in"><draw:image xlink:href="Pictures/2000002B000006EA00000214C4AF2EA6.svm" xlink:type="simple" xlink:show="embed" xlink:actuate="onLoad"><text:p/></draw:image></draw:frame><draw:frame draw:style-name="gr8" draw:text-style-name="P6" svg:width="0.248in" svg:height="0.213in" svg:x="1.7791in" svg:y="1.811in"><draw:image xlink:href="Pictures/200000160000026F000002143966519E.svm" xlink:type="simple" xlink:show="embed" xlink:actuate="onLoad"><text:p/></draw:image></draw:frame><draw:frame draw:style-name="gr8" draw:text-style-name="P6" svg:width="0.248in" svg:height="0.2134in" svg:x="1.5846in" svg:y="0.0008in"><draw:image xlink:href="Pictures/20000016000002700000021445FBB008.svm" xlink:type="simple" xlink:show="embed" xlink:actuate="onLoad"><text:p/></draw:image></draw:frame><draw:frame draw:style-name="gr8" draw:text-style-name="P6" svg:width="0.2551in" svg:height="0.2134in" svg:x="4.7346in" svg:y="0.0016in"><draw:image xlink:href="Pictures/200000160000027F000002144EDAB171.svm" xlink:type="simple" xlink:show="embed" xlink:actuate="onLoad"><text:p/></draw:image></draw:frame><draw:frame draw:style-name="gr8" draw:text-style-name="P6" svg:width="0.2488in" svg:height="0.2134in" svg:x="3.1201in" svg:y="3.3079in"><draw:image xlink:href="Pictures/200000160000027200000214D508535C.svm" xlink:type="simple" xlink:show="embed" xlink:actuate="onLoad"><text:p/></draw:image></draw:frame><draw:frame draw:style-name="gr8" draw:text-style-name="P6" svg:width="0.2504in" svg:height="0.2134in" svg:x="4.6945in" svg:y="3.3079in"><draw:image xlink:href="Pictures/200000160000027200000214516411E5.svm" xlink:type="simple" xlink:show="embed" xlink:actuate="onLoad"><text:p/></draw:image></draw:frame><draw:frame draw:style-name="gr8" draw:text-style-name="P6" svg:width="0.6252in" svg:height="0.213in" svg:x="4.2346in" svg:y="1.1492in"><draw:image xlink:href="Pictures/2000002B00000619000002149950BC4A.svm" xlink:type="simple" xlink:show="embed" xlink:actuate="onLoad"><text:p/></draw:image></draw:frame><draw:frame draw:style-name="gr8" draw:text-style-name="P6" svg:width="0.626in" svg:height="0.213in" svg:x="5.5346in" svg:y="1.661in"><draw:image xlink:href="Pictures/2000002B000006200000021456A5FAA3.svm" xlink:type="simple" xlink:show="embed" xlink:actuate="onLoad"><text:p/></draw:image></draw:frame><draw:line draw:style-name="gr3" draw:text-style-name="P5" svg:x1="3.0878in" svg:y1="2.0996in" svg:x2="3.9768in" svg:y2="2.098in"><text:p/></draw:line><draw:custom-shape draw:style-name="gr9" draw:text-style-name="P5" svg:width="0.5921in" svg:height="0.198in" draw:transform="rotate (1.5707963267949) translate (3.88819444444444in 3.17083333333333in)"><text:p/><draw:enhanced-geometry svg:viewBox="0 0 21600 21600" draw:type="rectangle" draw:enhanced-path="M 0 0 L 21600 0 21600 21600 0 21600 0 0 Z N"/></draw:custom-shape><draw:frame draw:style-name="gr10" draw:text-style-name="P7" svg:width="0.2524in" svg:height="0.2087in" svg:x="4.1122in" svg:y="2.7874in"><draw:image xlink:href="Pictures/200000160000028100000213AA74789A.svm" xlink:type="simple" xlink:show="embed" xlink:actuate="onLoad"><text:p/></draw:image></draw:frame></draw:g>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08T22:03:50.243821572</meta:creation-date>
    <dc:date>2024-10-08T22:39:24.318149126</dc:date>
    <meta:editing-duration>P0D</meta:editing-duration>
    <meta:editing-cycles>2</meta:editing-cycles>
    <meta:generator>LibreOffice/4.2.8.2$Linux_x86 LibreOffice_project/420m0$Build-2</meta:generator>
    <meta:document-statistic meta:table-count="0" meta:image-count="0" meta:object-count="8" meta:page-count="1" meta:paragraph-count="3" meta:word-count="14" meta:character-count="72" meta:non-whitespace-character-count="59"/>
  </office:meta>
</office:document-meta>
</file>

<file path=Object 1/content.xml><?xml version="1.0" encoding="utf-8"?>
<math xmlns="http://www.w3.org/1998/Math/MathML" display="block">
  <semantics>
    <msub>
      <mi>I</mi>
      <mi>a</mi>
    </msub>
    <annotation encoding="StarMath 5.0">I rsub a</annotation>
  </semantics>
</math>
</file>

<file path=Object 2/content.xml><?xml version="1.0" encoding="utf-8"?>
<math xmlns="http://www.w3.org/1998/Math/MathML" display="block">
  <semantics>
    <msub>
      <mi>I</mi>
      <mi>b</mi>
    </msub>
    <annotation encoding="StarMath 5.0">I rsub {b}</annotation>
  </semantics>
</math>
</file>

<file path=Object 3/content.xml><?xml version="1.0" encoding="utf-8"?>
<math xmlns="http://www.w3.org/1998/Math/MathML" display="block">
  <semantics>
    <msub>
      <mi>I</mi>
      <mi>c</mi>
    </msub>
    <annotation encoding="StarMath 5.0">I rsub {c}</annotation>
  </semantics>
</math>
</file>

<file path=Object 4/content.xml><?xml version="1.0" encoding="utf-8"?>
<math xmlns="http://www.w3.org/1998/Math/MathML" display="block">
  <semantics>
    <msub>
      <mi>I</mi>
      <mi>d</mi>
    </msub>
    <annotation encoding="StarMath 5.0">I rsub {d}</annotation>
  </semantics>
</math>
</file>

<file path=Object 5/content.xml><?xml version="1.0" encoding="utf-8"?>
<math xmlns="http://www.w3.org/1998/Math/MathML" display="block">
  <semantics>
    <msub>
      <mi>I</mi>
      <mi>e</mi>
    </msub>
    <annotation encoding="StarMath 5.0">I rsub {e}</annotation>
  </semantics>
</math>
</file>

<file path=Object 6/content.xml><?xml version="1.0" encoding="utf-8"?>
<math xmlns="http://www.w3.org/1998/Math/MathML" display="block">
  <semantics>
    <msub>
      <mi>I</mi>
      <mi>f</mi>
    </msub>
    <annotation encoding="StarMath 5.0">I rsub {f}</annotation>
  </semantics>
</math>
</file>

<file path=Object 7/content.xml><?xml version="1.0" encoding="utf-8"?>
<math xmlns="http://www.w3.org/1998/Math/MathML" display="block">
  <semantics>
    <mrow>
      <mrow>
        <msub>
          <mi>R</mi>
          <mn>1</mn>
        </msub>
        <mo stretchy="false">=</mo>
        <mn>1</mn>
      </mrow>
      <mi>Ω</mi>
    </mrow>
    <annotation encoding="StarMath 5.0">R rsub 1 = 1Ω </annotation>
  </semantics>
</math>
</file>

<file path=Object 8/content.xml><?xml version="1.0" encoding="utf-8"?>
<math xmlns="http://www.w3.org/1998/Math/MathML" display="block">
  <semantics>
    <mrow>
      <mrow>
        <msub>
          <mi>R</mi>
          <mn>6</mn>
        </msub>
        <mo stretchy="false">=</mo>
        <mn>6</mn>
      </mrow>
      <mi>Ω</mi>
    </mrow>
    <annotation encoding="StarMath 5.0">R rsub 6 = 6 Ω </annotation>
  </semantics>
</math>
</file>